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160dd" officeooo:paragraph-rsid="001160dd"/>
    </style:style>
    <style:style style:name="P2" style:family="paragraph" style:parent-style-name="Standard">
      <style:text-properties style:font-name="Noto Mono" officeooo:rsid="001160dd" officeooo:paragraph-rsid="00276cd2"/>
    </style:style>
    <style:style style:name="P3" style:family="paragraph" style:parent-style-name="Standard">
      <style:text-properties style:font-name="Noto Mono" officeooo:rsid="001160dd" officeooo:paragraph-rsid="0029965a"/>
    </style:style>
    <style:style style:name="P4" style:family="paragraph" style:parent-style-name="Standard">
      <style:text-properties style:font-name="Noto Mono" officeooo:rsid="001160dd" officeooo:paragraph-rsid="0069b4dd"/>
    </style:style>
    <style:style style:name="P5" style:family="paragraph" style:parent-style-name="Standard">
      <style:text-properties style:font-name="Noto Mono" officeooo:rsid="001281ac" officeooo:paragraph-rsid="0069b4dd"/>
    </style:style>
    <style:style style:name="P6" style:family="paragraph" style:parent-style-name="Standard">
      <style:text-properties style:font-name="Noto Mono" officeooo:rsid="0015cd15" officeooo:paragraph-rsid="0015cd15"/>
    </style:style>
    <style:style style:name="P7" style:family="paragraph" style:parent-style-name="Standard">
      <style:text-properties style:font-name="Noto Mono" officeooo:rsid="0015cd15" officeooo:paragraph-rsid="00164291"/>
    </style:style>
    <style:style style:name="P8" style:family="paragraph" style:parent-style-name="Standard">
      <style:text-properties style:font-name="Noto Mono" officeooo:rsid="0015cd15" officeooo:paragraph-rsid="004636ea"/>
    </style:style>
    <style:style style:name="P9" style:family="paragraph" style:parent-style-name="Standard">
      <style:text-properties style:font-name="Noto Mono" officeooo:rsid="0015cd15" officeooo:paragraph-rsid="0064851f"/>
    </style:style>
    <style:style style:name="P10" style:family="paragraph" style:parent-style-name="Standard">
      <style:text-properties style:font-name="Noto Mono" officeooo:rsid="0017d30d" officeooo:paragraph-rsid="0017d30d"/>
    </style:style>
    <style:style style:name="P11" style:family="paragraph" style:parent-style-name="Standard">
      <style:text-properties style:font-name="Noto Mono" officeooo:rsid="0018a5e0" officeooo:paragraph-rsid="001160dd"/>
    </style:style>
    <style:style style:name="P12" style:family="paragraph" style:parent-style-name="Standard">
      <style:text-properties style:font-name="Noto Mono" officeooo:rsid="001c0ada" officeooo:paragraph-rsid="00164291"/>
    </style:style>
    <style:style style:name="P13" style:family="paragraph" style:parent-style-name="Standard">
      <style:text-properties style:font-name="Noto Mono" officeooo:rsid="001c0ada" officeooo:paragraph-rsid="001c0ada"/>
    </style:style>
    <style:style style:name="P14" style:family="paragraph" style:parent-style-name="Standard">
      <style:text-properties style:font-name="Noto Mono" officeooo:rsid="001c0ada" officeooo:paragraph-rsid="00235a33"/>
    </style:style>
    <style:style style:name="P15" style:family="paragraph" style:parent-style-name="Standard">
      <style:text-properties style:font-name="Noto Mono" officeooo:rsid="001dc644" officeooo:paragraph-rsid="0017d30d"/>
    </style:style>
    <style:style style:name="P16" style:family="paragraph" style:parent-style-name="Standard">
      <style:text-properties style:font-name="Noto Mono" officeooo:rsid="001dc644" officeooo:paragraph-rsid="001dc644"/>
    </style:style>
    <style:style style:name="P17" style:family="paragraph" style:parent-style-name="Standard">
      <style:text-properties style:font-name="Noto Mono" officeooo:rsid="001dc644" officeooo:paragraph-rsid="002cfb32"/>
    </style:style>
    <style:style style:name="P18" style:family="paragraph" style:parent-style-name="Standard">
      <style:text-properties style:font-name="Noto Mono" officeooo:rsid="001dc644" officeooo:paragraph-rsid="00514a9f"/>
    </style:style>
    <style:style style:name="P19" style:family="paragraph" style:parent-style-name="Standard">
      <style:text-properties style:font-name="Noto Mono" officeooo:rsid="001dc644" officeooo:paragraph-rsid="0052c8e9"/>
    </style:style>
    <style:style style:name="P20" style:family="paragraph" style:parent-style-name="Standard">
      <style:text-properties style:font-name="Noto Mono" officeooo:rsid="00164291" officeooo:paragraph-rsid="00164291"/>
    </style:style>
    <style:style style:name="P21" style:family="paragraph" style:parent-style-name="Standard">
      <style:text-properties style:font-name="Noto Mono" officeooo:rsid="00276cd2" officeooo:paragraph-rsid="00276cd2"/>
    </style:style>
    <style:style style:name="P22" style:family="paragraph" style:parent-style-name="Standard">
      <style:text-properties style:font-name="Noto Mono" officeooo:rsid="0029965a" officeooo:paragraph-rsid="0029965a"/>
    </style:style>
    <style:style style:name="P23" style:family="paragraph" style:parent-style-name="Standard">
      <style:text-properties style:font-name="Noto Mono" officeooo:rsid="00382921" officeooo:paragraph-rsid="003aa3d2"/>
    </style:style>
    <style:style style:name="P24" style:family="paragraph" style:parent-style-name="Standard">
      <style:text-properties style:font-name="Noto Mono" officeooo:rsid="003aa3d2" officeooo:paragraph-rsid="003aa3d2"/>
    </style:style>
    <style:style style:name="P25" style:family="paragraph" style:parent-style-name="Standard">
      <style:text-properties style:font-name="Noto Mono" officeooo:rsid="003e1040" officeooo:paragraph-rsid="00514a9f"/>
    </style:style>
    <style:style style:name="P26" style:family="paragraph" style:parent-style-name="Standard">
      <style:text-properties style:font-name="Noto Mono" officeooo:rsid="003e1040" officeooo:paragraph-rsid="00576a12"/>
    </style:style>
    <style:style style:name="P27" style:family="paragraph" style:parent-style-name="Standard">
      <style:text-properties style:font-name="Noto Mono" officeooo:rsid="003e1040" officeooo:paragraph-rsid="001efc44"/>
    </style:style>
    <style:style style:name="P28" style:family="paragraph" style:parent-style-name="Standard">
      <style:text-properties style:font-name="Noto Mono" officeooo:rsid="003e1040" officeooo:paragraph-rsid="005a2f83"/>
    </style:style>
    <style:style style:name="P29" style:family="paragraph" style:parent-style-name="Standard">
      <style:text-properties style:font-name="Noto Mono" officeooo:rsid="003e1040" officeooo:paragraph-rsid="003aa3d2"/>
    </style:style>
    <style:style style:name="P30" style:family="paragraph" style:parent-style-name="Standard">
      <style:text-properties style:font-name="Noto Mono" officeooo:rsid="004ac176" officeooo:paragraph-rsid="00235a33"/>
    </style:style>
    <style:style style:name="P31" style:family="paragraph" style:parent-style-name="Standard">
      <style:text-properties style:font-name="Noto Mono" officeooo:rsid="004ac176" officeooo:paragraph-rsid="005d0f55"/>
    </style:style>
    <style:style style:name="P32" style:family="paragraph" style:parent-style-name="Standard">
      <style:text-properties style:font-name="Noto Mono" officeooo:rsid="004ac176" officeooo:paragraph-rsid="004b9c0b"/>
    </style:style>
    <style:style style:name="P33" style:family="paragraph" style:parent-style-name="Standard">
      <style:text-properties style:font-name="Noto Mono" officeooo:rsid="004ac176" officeooo:paragraph-rsid="00636cb8"/>
    </style:style>
    <style:style style:name="P34" style:family="paragraph" style:parent-style-name="Standard">
      <style:text-properties style:font-name="Noto Mono" officeooo:rsid="0056b961" officeooo:paragraph-rsid="005a2f83"/>
    </style:style>
    <style:style style:name="P35" style:family="paragraph" style:parent-style-name="Standard">
      <style:text-properties style:font-name="Noto Mono" officeooo:rsid="0056d02d" officeooo:paragraph-rsid="0056d02d"/>
    </style:style>
    <style:style style:name="P36" style:family="paragraph" style:parent-style-name="Standard">
      <style:text-properties style:font-name="Noto Mono" officeooo:rsid="0056d02d" officeooo:paragraph-rsid="005a2f83"/>
    </style:style>
    <style:style style:name="P37" style:family="paragraph" style:parent-style-name="Standard">
      <style:text-properties style:font-name="Noto Mono" officeooo:rsid="00576a12" officeooo:paragraph-rsid="00576a12"/>
    </style:style>
    <style:style style:name="P38" style:family="paragraph" style:parent-style-name="Standard">
      <style:text-properties style:font-name="Noto Mono" officeooo:rsid="0058b895" officeooo:paragraph-rsid="0058b895"/>
    </style:style>
    <style:style style:name="P39" style:family="paragraph" style:parent-style-name="Standard">
      <style:text-properties style:font-name="Noto Mono" officeooo:rsid="003d7ce5" officeooo:paragraph-rsid="005a2f83"/>
    </style:style>
    <style:style style:name="P40" style:family="paragraph" style:parent-style-name="Standard">
      <style:text-properties style:font-name="Noto Mono" officeooo:rsid="003ef57e" officeooo:paragraph-rsid="005a2f83"/>
    </style:style>
    <style:style style:name="P41" style:family="paragraph" style:parent-style-name="Standard">
      <style:text-properties style:font-name="Noto Mono" officeooo:rsid="003e2ede" officeooo:paragraph-rsid="005a2f83"/>
    </style:style>
    <style:style style:name="P42" style:family="paragraph" style:parent-style-name="Standard">
      <style:text-properties style:font-name="Noto Mono" officeooo:rsid="004b9c0b" officeooo:paragraph-rsid="004b9c0b"/>
    </style:style>
    <style:style style:name="P43" style:family="paragraph" style:parent-style-name="Standard">
      <style:text-properties style:font-name="Noto Mono" officeooo:rsid="001f4a1a" officeooo:paragraph-rsid="0064851f"/>
    </style:style>
    <style:style style:name="P44" style:family="paragraph" style:parent-style-name="Standard">
      <style:text-properties style:font-name="Noto Mono" officeooo:rsid="001efc44" officeooo:paragraph-rsid="004ac176"/>
    </style:style>
    <style:style style:name="P45" style:family="paragraph" style:parent-style-name="Standard">
      <style:paragraph-properties fo:break-before="page"/>
      <style:text-properties style:font-name="Noto Mono" officeooo:rsid="001160dd" officeooo:paragraph-rsid="001160dd"/>
    </style:style>
    <style:style style:name="P46" style:family="paragraph" style:parent-style-name="Standard">
      <style:paragraph-properties fo:break-before="page"/>
      <style:text-properties style:font-name="Noto Mono" officeooo:rsid="00164291" officeooo:paragraph-rsid="00164291"/>
    </style:style>
    <style:style style:name="P47" style:family="paragraph" style:parent-style-name="Standard">
      <style:paragraph-properties fo:break-before="page"/>
      <style:text-properties style:font-name="Noto Mono" officeooo:rsid="003d7ce5" officeooo:paragraph-rsid="005a2f83"/>
    </style:style>
    <style:style style:name="P48" style:family="paragraph" style:parent-style-name="Standard">
      <style:paragraph-properties fo:break-before="page"/>
      <style:text-properties style:font-name="Noto Mono" officeooo:rsid="003e1040" officeooo:paragraph-rsid="003aa3d2"/>
    </style:style>
    <style:style style:name="P49" style:family="paragraph" style:parent-style-name="Preformatted_20_Text">
      <style:text-properties style:font-name="Noto Mono" fo:font-size="7pt" officeooo:paragraph-rsid="00636cb8" style:font-size-asian="7pt" style:font-size-complex="7pt"/>
    </style:style>
    <style:style style:name="P50" style:family="paragraph" style:parent-style-name="Preformatted_20_Text">
      <style:text-properties style:font-name="Noto Mono" fo:font-size="8pt" officeooo:paragraph-rsid="00636cb8" style:font-size-asian="8pt" style:font-size-complex="8pt"/>
    </style:style>
    <style:style style:name="P51" style:family="paragraph" style:parent-style-name="Preformatted_20_Text">
      <style:text-properties fo:font-size="7pt" style:font-size-asian="7pt" style:font-size-complex="7pt"/>
    </style:style>
    <style:style style:name="P52" style:family="paragraph" style:parent-style-name="Preformatted_20_Text">
      <style:text-properties fo:font-size="8pt" style:font-size-asian="8pt" style:font-size-complex="8pt"/>
    </style:style>
    <style:style style:name="P53" style:family="paragraph" style:parent-style-name="Preformatted_20_Text">
      <style:text-properties style:font-name="Liberation Mono" fo:font-size="9pt" style:font-size-asian="9pt" style:font-size-complex="9pt"/>
    </style:style>
    <style:style style:name="P54" style:family="paragraph" style:parent-style-name="Preformatted_20_Text">
      <style:text-properties style:font-name="Liberation Mono" fo:font-size="9pt" officeooo:paragraph-rsid="00636cb8" style:font-size-asian="9pt" style:font-size-complex="9pt"/>
    </style:style>
    <style:style style:name="P55" style:family="paragraph" style:parent-style-name="Preformatted_20_Text">
      <style:text-properties style:font-name="Liberation Mono" fo:font-size="9pt" officeooo:paragraph-rsid="006d83ae" style:font-size-asian="9pt" style:font-size-complex="9pt"/>
    </style:style>
    <style:style style:name="P56" style:family="paragraph" style:parent-style-name="Preformatted_20_Text">
      <style:paragraph-properties fo:margin-top="0cm" fo:margin-bottom="0.499cm" loext:contextual-spacing="false"/>
    </style:style>
    <style:style style:name="P57" style:family="paragraph" style:parent-style-name="Preformatted_20_Text">
      <style:paragraph-properties fo:margin-top="0cm" fo:margin-bottom="0.499cm" loext:contextual-spacing="false"/>
      <style:text-properties fo:font-size="8pt" style:font-size-asian="8pt" style:font-size-complex="8pt"/>
    </style:style>
    <style:style style:name="P58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59" style:family="paragraph" style:parent-style-name="Standard">
      <style:text-properties style:font-name="Noto Mono" fo:font-size="12pt" officeooo:paragraph-rsid="00636cb8" style:font-size-asian="12pt" style:font-size-complex="12pt"/>
    </style:style>
    <style:style style:name="T1" style:family="text">
      <style:text-properties officeooo:rsid="001281ac"/>
    </style:style>
    <style:style style:name="T2" style:family="text">
      <style:text-properties officeooo:rsid="001413b3"/>
    </style:style>
    <style:style style:name="T3" style:family="text">
      <style:text-properties officeooo:rsid="0015cd15"/>
    </style:style>
    <style:style style:name="T4" style:family="text">
      <style:text-properties officeooo:rsid="00164291"/>
    </style:style>
    <style:style style:name="T5" style:family="text">
      <style:text-properties officeooo:rsid="0017d30d"/>
    </style:style>
    <style:style style:name="T6" style:family="text">
      <style:text-properties officeooo:rsid="0018a5e0"/>
    </style:style>
    <style:style style:name="T7" style:family="text">
      <style:text-properties officeooo:rsid="001a50cb"/>
    </style:style>
    <style:style style:name="T8" style:family="text">
      <style:text-properties officeooo:rsid="001de640"/>
    </style:style>
    <style:style style:name="T9" style:family="text">
      <style:text-properties officeooo:rsid="001efc44"/>
    </style:style>
    <style:style style:name="T10" style:family="text">
      <style:text-properties officeooo:rsid="001f4a1a"/>
    </style:style>
    <style:style style:name="T11" style:family="text">
      <style:text-properties officeooo:rsid="0020490e"/>
    </style:style>
    <style:style style:name="T12" style:family="text">
      <style:text-properties officeooo:rsid="00235a33"/>
    </style:style>
    <style:style style:name="T13" style:family="text">
      <style:text-properties officeooo:rsid="00276cd2"/>
    </style:style>
    <style:style style:name="T14" style:family="text">
      <style:text-properties officeooo:rsid="0027d713"/>
    </style:style>
    <style:style style:name="T15" style:family="text">
      <style:text-properties officeooo:rsid="0029965a"/>
    </style:style>
    <style:style style:name="T16" style:family="text">
      <style:text-properties officeooo:rsid="002b61b9"/>
    </style:style>
    <style:style style:name="T17" style:family="text">
      <style:text-properties officeooo:rsid="002cfb32"/>
    </style:style>
    <style:style style:name="T18" style:family="text">
      <style:text-properties officeooo:rsid="00382921"/>
    </style:style>
    <style:style style:name="T19" style:family="text">
      <style:text-properties officeooo:rsid="003aa3d2"/>
    </style:style>
    <style:style style:name="T20" style:family="text">
      <style:text-properties officeooo:rsid="003bcb34"/>
    </style:style>
    <style:style style:name="T21" style:family="text">
      <style:text-properties officeooo:rsid="003e1040"/>
    </style:style>
    <style:style style:name="T22" style:family="text">
      <style:text-properties officeooo:rsid="003e2ede"/>
    </style:style>
    <style:style style:name="T23" style:family="text">
      <style:text-properties officeooo:rsid="003ef57e"/>
    </style:style>
    <style:style style:name="T24" style:family="text">
      <style:text-properties officeooo:rsid="0045fe86"/>
    </style:style>
    <style:style style:name="T25" style:family="text">
      <style:text-properties officeooo:rsid="004b9c0b"/>
    </style:style>
    <style:style style:name="T26" style:family="text">
      <style:text-properties officeooo:rsid="0056d02d"/>
    </style:style>
    <style:style style:name="T27" style:family="text">
      <style:text-properties officeooo:rsid="005a2f83"/>
    </style:style>
    <style:style style:name="T28" style:family="text">
      <style:text-properties officeooo:rsid="005d0f55"/>
    </style:style>
    <style:style style:name="T29" style:family="text">
      <style:text-properties officeooo:rsid="001dc644"/>
    </style:style>
    <style:style style:name="T30" style:family="text">
      <style:text-properties officeooo:rsid="0060a4a0"/>
    </style:style>
    <style:style style:name="T31" style:family="text">
      <style:text-properties officeooo:rsid="00621427"/>
    </style:style>
    <style:style style:name="T32" style:family="text">
      <style:text-properties officeooo:rsid="00636cb8"/>
    </style:style>
    <style:style style:name="T33" style:family="text">
      <style:text-properties officeooo:rsid="0064851f"/>
    </style:style>
    <style:style style:name="T34" style:family="text">
      <style:text-properties officeooo:rsid="00673b8a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officeooo:rsid="006b72dc"/>
    </style:style>
    <style:style style:name="T37" style:family="text">
      <style:text-properties style:font-name="Liberation Mono" fo:font-size="7pt" style:font-name-asian="Noto Sans Mono CJK SC" style:font-size-asian="7pt" style:font-name-complex="Liberation Mono" style:font-size-complex="7pt"/>
    </style:style>
    <style:style style:name="T38" style:family="text">
      <style:text-properties style:font-name="Liberation Mono" style:font-name-asian="Noto Sans Mono CJK SC" style:font-name-complex="Liberation Mono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style:font-name="Noto Mono"/>
    </style:style>
    <style:style style:name="T41" style:family="text">
      <style:text-properties style:font-name="Liberation Mono"/>
    </style:style>
    <style:style style:name="T42" style:family="text">
      <style:text-properties style:font-name="Liberation Mono" fo:font-size="11pt" style:font-size-asian="11pt" style:font-size-complex="11pt"/>
    </style:style>
    <style:style style:name="T43" style:family="text">
      <style:text-properties style:font-name="Liberation Mono" fo:font-size="10.5pt" style:font-size-asian="10.5pt" style:font-size-complex="10.5pt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font-size="9pt" style:font-size-asian="9pt" style:font-size-complex="9pt"/>
    </style:style>
    <style:style style:name="T46" style:family="text">
      <style:text-properties style:font-name-asian="Noto Sans Mono CJK SC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 text:c="7"/>____ <text:s text:c="3"/>_____ <text:s text:c="3"/>_____ <text:s text:c="2"/>____ <text:s/>____ </text:p>
      <text:p text:style-name="P55"><text:bookmark text:name="taag_font_Fender"/><text:s text:c="6"/>//|/’ <text:s text:c="2"/>// <text:s text:c="2"/>)) <text:s/>// <text:s text:c="2"/>\\ <text:s/>'||' <text:s/>'||' <text:s text:c="37"/>// <text:s/></text:p>
      <text:p text:style-name="P53"><text:s text:c="5"/>//<text:span text:style-name="T46"> </text:span>|| <text:s text:c="3"/>|| <text:s text:c="2"/>' <text:s/>// <text:s text:c="3"/>// <text:s text:c="2"/>|| <text:s text:c="3"/>|| <text:s text:c="7"/>_____ __ <text:s text:c="7"/>___ <text:s text:c="2"/>___ <text:s text:c="2"/>__//_. </text:p>
      <text:p text:style-name="P53"><text:s text:c="4"/>//==|| <text:s text:c="4"/>'===. <text:s/>|| <text:s text:c="3"/>' <text:s text:c="3"/>|| <text:s text:c="3"/>|| <text:s text:c="6"/>// <text:s/>|7 '|| <text:s/>|| <text:s/>// <text:s/>))(( <text:s/>' ' // <text:s text:c="3"/></text:p>
      <text:p text:style-name="P53"><text:s text:c="3"/>// <text:s text:c="2"/>\\ <text:s text:c="8"/>|| || <text:s text:c="8"/>|| <text:s text:c="3"/>|| <text:s text:c="6"/>|<text:span text:style-name="T36">|</text:span> <text:s/>|| <text:s/>|| <text:s/>|| ||===’ <text:s/>'=. <text:s text:c="2"/>// ._ <text:s/></text:p>
      <text:p text:style-name="P53"><text:s/>.// <text:s text:c="4"/>\\_. ((___// \\____./ <text:s/>_||_ <text:s/>_||_ <text:s text:c="5"/>\\__|| <text:s/>\\__/L \\___. .__)) <text:s/>\\__))</text:p>
      <text:p text:style-name="P53"><text:s text:c="52"/>|| <text:s text:c="31"/></text:p>
      <text:p text:style-name="P58"><text:span text:style-name="T45"><text:s text:c="52"/>|L. <text:s text:c="12"/></text:span><text:s text:c="17"/></text:p>
      <text:p text:style-name="P59"><text:s text:c="3"/>__ <text:s text:c="3"/></text:p>
      <text:p text:style-name="P1"><text:s/>_|__|_ <text:s/></text:p>
      <text:p text:style-name="P1"><text:s text:c="2"/>(’’) <text:s text:c="2"/></text:p>
      <text:p text:style-name="P1"><text:s text:c="2"/>.TT.__?</text:p>
      <text:p text:style-name="P1"><text:s/><text:span text:style-name="T15">(</text:span> || <text:s text:c="2"/>|</text:p>
      <text:p text:style-name="P3"><text:s text:c="2"/>/ <text:span text:style-name="T15">| </text:span><text:s text:c="2"/>|</text:p>
      <text:p text:style-name="P1"><text:s/>_<text:span text:style-name="T15">\</text:span> <text:span text:style-name="T15">|</text:span>_ <text:s/>|</text:p>
      <text:p text:style-name="P1"/>
      <text:p text:style-name="P4"><text:s text:c="2"/></text:p>
      <text:p text:style-name="P4"><text:s text:c="3"/>__ <text:s text:c="2"/></text:p>
      <text:p text:style-name="P5"><text:s/>S(c’) <text:s/>,</text:p>
      <text:p text:style-name="P4"><text:s/>__.<text:span text:style-name="T1">\.</text:span>_/ </text:p>
      <text:p text:style-name="P4"><text:s text:c="4"/><text:span text:style-name="T1">)( <text:s text:c="9"/></text:span></text:p>
      <text:p text:style-name="P4">'<text:span text:style-name="T1">\</text:span>_/__<text:span text:style-name="T1">\ <text:s/></text:span></text:p>
      <text:p text:style-name="P4"><text:s text:c="4"/><text:span text:style-name="T1">| <text:s text:c="3"/></text:span></text:p>
      <text:p text:style-name="P4"><text:s text:c="4"/><text:span text:style-name="T1">\ <text:s text:c="3"/></text:span></text:p>
      <text:p text:style-name="P4"/>
      <text:p text:style-name="P1"><text:s text:c="4"/>__ <text:s text:c="2"/></text:p>
      <text:p text:style-name="P1"><text:s text:c="2"/>_/__\_ </text:p>
      <text:p text:style-name="P1"><text:s text:c="2"/>“(--)’ </text:p>
      <text:p text:style-name="P1"><text:s text:c="2"/>__/__ <text:s/></text:p>
      <text:p text:style-name="P1"><text:s/>/ // <text:s/><text:span text:style-name="T1">\ </text:span></text:p>
      <text:p text:style-name="P1"><text:s text:c="3"/><text:span text:style-name="T2">)</text:span> \ <text:s/><text:span text:style-name="T1">T</text:span></text:p>
      <text:p text:style-name="P1"><text:s text:c="2"/>/_ /_ | </text:p>
      <text:p text:style-name="P1"/>
      <text:p text:style-name="P1"/>
      <text:p text:style-name="P1"><text:s text:c="5"/>/<text:span text:style-name="T13">\ <text:s text:c="9"/></text:span></text:p>
      <text:p text:style-name="P1"><text:s text:c="3"/>_/__<text:span text:style-name="T13">\_ <text:s text:c="9"/>__ <text:s/></text:span></text:p>
      <text:p text:style-name="P2"><text:s text:c="4"/><text:span text:style-name="T13">(--) <text:s text:c="8"/>_/__\_</text:span></text:p>
      <text:p text:style-name="P1"><text:s text:c="3"/>/<text:span text:style-name="T13">\ <text:s/>/\__ <text:s text:c="5"/>“('’)”</text:span></text:p>
      <text:p text:style-name="P2"><text:s text:c="3"/><text:span text:style-name="T13">)|\(| <text:s text:c="9"/>.++. </text:span></text:p>
      <text:p text:style-name="P21"><text:s text:c="4"/>/ <text:s/>\ <text:s text:c="8"/>/<text:span text:style-name="T14">(__)\</text:span></text:p>
      <text:p text:style-name="P3"><text:s text:c="3"/>/____<text:span text:style-name="T13">\ <text:s text:c="7"/>_/ <text:s/>\_</text:span></text:p>
      <text:p text:style-name="P1"/>
      <text:p text:style-name="P1"/>
      <text:p text:style-name="P1"><text:s text:c="6"/>/<text:span text:style-name="T6">\ <text:s text:c="5"/></text:span></text:p>
      <text:p text:style-name="P1"><text:s text:c="5"/>/<text:span text:style-name="T6">()\ <text:s text:c="4"/></text:span></text:p>
      <text:p text:style-name="P1"><text:s text:c="2"/><text:span text:style-name="T6">|\/ <text:s text:c="3"/>\/| <text:s/></text:span></text:p>
      <text:p text:style-name="P1"><text:s/>_<text:span text:style-name="T6">|/</text:span> <text:span text:style-name="T5">|^^| \|_ </text:span></text:p>
      <text:p text:style-name="P1"><text:s/><text:span text:style-name="T7">\|</text:span> <text:s/><text:span text:style-name="T5">('’) <text:s/>|/ </text:span></text:p>
      <text:p text:style-name="P11"><text:s text:c="2"/>| <text:s/>\--/ <text:s/>| <text:s/></text:p>
      <text:p text:style-name="P10"><text:soft-page-break/><text:s/>_<text:span text:style-name="T7">|</text:span>_<text:span text:style-name="T6">/</text:span> )( <text:span text:style-name="T6">\_|_ </text:span></text:p>
      <text:p text:style-name="P10"><text:span text:style-name="T6">|@@</text:span>|_(/<text:span text:style-name="T6">\</text:span>)_<text:span text:style-name="T6">|@@|</text:span></text:p>
      <text:p text:style-name="P10"><text:span text:style-name="T6">| <text:s/></text:span>| /__\ <text:span text:style-name="T6">| <text:s/>|</text:span></text:p>
      <text:p text:style-name="P10"/>
      <text:p text:style-name="P15"/>
      <text:p text:style-name="P15"/>
      <text:p text:style-name="P15"/>
      <text:p text:style-name="P15"/>
      <text:p text:style-name="P15">______________</text:p>
      <text:p text:style-name="P16">| <text:s text:c="11"/>|</text:p>
      <text:p text:style-name="P16">| <text:s/><text:span text:style-name="T19"><text:s/>QUESTS </text:span><text:s text:c="2"/>|</text:p>
      <text:p text:style-name="P16">|____________|</text:p>
      <text:p text:style-name="P16"><text:s/>|| <text:s/>('’) <text:s/>||</text:p>
      <text:p text:style-name="P16">_||__/__<text:span text:style-name="T8">\__</text:span>||_</text:p>
      <text:p text:style-name="P16">| <text:s/>|,,,,,,| <text:s/>|</text:p>
      <text:p text:style-name="P16">|____________|</text:p>
      <text:p text:style-name="P16"/>
      <text:p text:style-name="P16"><text:s text:c="2"/>__</text:p>
      <text:p text:style-name="P22"><text:s/>('’)</text:p>
      <text:p text:style-name="P16"><text:s/>/<text:span text:style-name="T15">\/\</text:span></text:p>
      <text:p text:style-name="P16"><text:span text:style-name="T15">(</text:span>__<text:span text:style-name="T15">\</text:span>_<text:span text:style-name="T15">) <text:s text:c="3"/></text:span></text:p>
      <text:p text:style-name="P17"/>
      <text:p text:style-name="P24"><text:s text:c="4"/>_</text:p>
      <text:p text:style-name="P24">*?\/(* <text:s text:c="6"/>*<text:span text:style-name="T24">) </text:span>_</text:p>
      <text:p text:style-name="P24"><text:s/>('’) <text:s text:c="5"/>*?Y V(*</text:p>
      <text:p text:style-name="P24"><text:s/>&gt;||&lt; 'o, <text:s text:c="2"/>('o’) <text:s/>'<text:span text:style-name="T20">o</text:span>,</text:p>
      <text:p text:style-name="P24">(<text:span text:style-name="T18"> /</text:span>\<text:span text:style-name="T18"> \% <text:s text:c="4"/></text:span>&gt;<text:span text:style-name="T18">/</text:span>Y\&lt;__%</text:p>
      <text:p text:style-name="P23"><text:s text:c="2"/><text:span text:style-name="T19">|\ / <text:s text:c="4"/>(/___\ /</text:span></text:p>
      <text:p text:style-name="P23">._<text:span text:style-name="T19">|/_. <text:s text:c="4"/>._\|/_.</text:span></text:p>
      <text:p text:style-name="P23"/>
      <text:p text:style-name="P29"/>
      <text:p text:style-name="P48"/>
      <text:p text:style-name="P25"><text:s text:c="3"/>.<text:span text:style-name="T3">~ <text:s text:c="2"/>sSs <text:s/></text:span><text:s text:c="2"/>.<text:span text:style-name="T3">~ <text:s text:c="2"/>SsS </text:span><text:s text:c="3"/>.<text:span text:style-name="T3">~ <text:s text:c="2"/>sss <text:s text:c="2"/></text:span></text:p>
      <text:p text:style-name="P25"><text:s text:c="2"/>()’) \<text:span text:style-name="T3">~~~</text:span>/ <text:s/>()’) \<text:span text:style-name="T3">~~~</text:span>/ <text:s/>()’) \<text:span text:style-name="T3">~~~</text:span>/ <text:s/></text:p>
      <text:p text:style-name="P25"><text:s text:c="2"/>“ \___/’ <text:s text:c="3"/>“ \___/’ <text:s text:c="3"/>“ \___/’ <text:s text:c="3"/></text:p>
      <text:p text:style-name="P25"><text:s text:c="3"/>/|_) <text:s text:c="7"/>&lt;|_) <text:s text:c="7"/>/|_) <text:s text:c="4"/></text:p>
      <text:p text:style-name="P25"><text:s text:c="3"/>&gt;/_\ <text:s text:c="7"/>_/_\ <text:s text:c="7"/>&gt;/_\ <text:s text:c="3"/></text:p>
      <text:p text:style-name="P25"><text:s text:c="3"/>/_ <text:s/>\/ <text:s text:c="2"/><text:span text:style-name="T17"><text:s text:c="3"/>\ |_ <text:s text:c="8"/>&lt;|_ <text:s text:c="2"/></text:span></text:p>
      <text:p text:style-name="P18"/>
      <text:p text:style-name="P18"><text:s text:c="4"/>__ <text:s text:c="9"/>__ <text:s text:c="9"/>__</text:p>
      <text:p text:style-name="P18"><text:s text:c="3"/><text:span text:style-name="T16">(c*) <text:s text:c="7"/>(c*) <text:s text:c="7"/>(c*) <text:s text:c="6"/></text:span></text:p>
      <text:p text:style-name="P18"><text:s text:c="5"/><text:span text:style-name="T16">\____, <text:s text:c="5"/>\____, <text:s text:c="5"/>\____, <text:s/></text:span></text:p>
      <text:p text:style-name="P18"><text:s text:c="5"/><text:span text:style-name="T16">|| <text:s text:c="9"/>|| <text:s text:c="9"/>|| <text:s text:c="5"/></text:span></text:p>
      <text:p text:style-name="P18"><text:s text:c="5"/>/<text:span text:style-name="T17">\ <text:s text:c="7"/>__/\ <text:s text:c="8"/>_|) <text:s text:c="5"/></text:span></text:p>
      <text:p text:style-name="P18"><text:s text:c="4"/>/_ <text:span text:style-name="T17">\/ <text:s text:c="5"/>\ <text:s/>|_ <text:s text:c="6"/>/ |_ <text:s text:c="2"/></text:span></text:p>
      <text:p text:style-name="P18"/>
      <text:p text:style-name="P19"><text:s text:c="6"/>__ <text:s text:c="9"/>__ <text:s text:c="9"/>__ <text:s text:c="3"/></text:p>
      <text:p text:style-name="P19"><text:s text:c="5"/>(c’) <text:s text:c="7"/>(c’) <text:s text:c="7"/>(c’) <text:s text:c="2"/></text:p>
      <text:p text:style-name="P19"><text:s text:c="4"/>__/, <text:s text:c="7"/>__/, <text:s text:c="7"/>__/, <text:s text:c="3"/></text:p>
      <text:p text:style-name="P19"><text:s text:c="3"/>(_|\/ <text:s text:c="6"/>(_|\/ <text:s text:c="6"/>(_|\/ <text:s text:c="3"/></text:p>
      <text:p text:style-name="P19"><text:s text:c="5"/>/<text:span text:style-name="T17">\ <text:s text:c="7"/>__/\ <text:s text:c="9"/>|&gt; <text:s text:c="5"/></text:span></text:p>
      <text:p text:style-name="P19"><text:s text:c="4"/>/_ <text:span text:style-name="T17">\/ <text:s text:c="5"/>\ <text:s/>|_ <text:s text:c="7"/>&lt;|_ <text:s text:c="2"/></text:span></text:p>
      <text:p text:style-name="P19"/>
      <text:p text:style-name="P19"/>
      <text:p text:style-name="P33"/>
      <text:p text:style-name="P33"><text:s text:c="4"/>e@@ <text:s text:c="8"/>e<text:span text:style-name="T31">@</text:span>@ <text:s text:c="8"/>e@@ <text:s text:c="9"/>@@@ <text:s text:c="8"/></text:p>
      <text:p text:style-name="P33"><text:s text:c="4"/>Y’<text:span text:style-name="T30">)</text:span> <text:s text:c="8"/>Y') <text:s text:c="8"/>Y') <text:s text:c="9"/>(“) <text:s text:c="9"/></text:p>
      <text:p text:style-name="P33"><text:s text:c="4"/>_T_ <text:s text:c="8"/>_T_ <text:s text:c="8"/>_T_ <text:s text:c="9"/>_<text:span text:style-name="T32">T</text:span>_ <text:s text:c="5"/></text:p>
      <text:p text:style-name="P33"><text:s text:c="3"/>/\_<text:span text:style-name="T28">|\ <text:s text:c="5"/></text:span><text:s/>(\_<text:span text:style-name="T28">|\ <text:s text:c="5"/></text:span><text:s/>/\_<text:span text:style-name="T28">|\ <text:s text:c="3"/></text:span><text:s text:c="4"/>/|_<text:span text:style-name="T28">|\ <text:s text:c="6"/></text:span><text:s/></text:p>
      <text:p text:style-name="P33"><text:s text:c="3"/>'/_\ ' <text:s text:c="5"/>_/_\’ <text:s text:c="6"/>’/_\’ <text:s text:c="7"/>'/_\’ <text:s text:c="7"/></text:p>
      <text:p text:style-name="P33"><text:span text:style-name="T29"><text:s text:c="3"/>/_ <text:s/>\/ <text:s text:c="5"/>\ <text:s/>|_ <text:s text:c="7"/>&lt;|_ <text:s text:c="5"/></text:span><text:s text:c="3"/>_/ \_<text:span text:style-name="T29"> <text:s text:c="7"/></text:span></text:p>
      <text:p text:style-name="P45"><text:s text:c="9"/>.__. <text:s/></text:p>
      <text:p text:style-name="P1"><text:s/>.__. <text:s text:c="3"/><text:span text:style-name="T4">('’) <text:s/></text:span></text:p>
      <text:p text:style-name="P1"><text:s/><text:span text:style-name="T3">('’) <text:s text:c="3"/>/ <text:s/>\( </text:span></text:p>
      <text:p text:style-name="P7"><text:s/>(||)S <text:s/><text:span text:style-name="T4">( || ))</text:span></text:p>
      <text:p text:style-name="P7"/>
      <text:p text:style-name="P7"><text:s text:c="2"/>___ </text:p>
      <text:p text:style-name="P7">~( c.\</text:p>
      <text:p text:style-name="P7"/>
      <text:p text:style-name="P12"/>
      <text:p text:style-name="P12"><text:s/>__)), <text:s text:c="2"/></text:p>
      <text:p text:style-name="P13">(-(’ \ <text:s text:c="2"/></text:p>
      <text:p text:style-name="P13">__( (_\__</text:p>
      <text:p text:style-name="P13">___””____</text:p>
      <text:p text:style-name="P13"><text:s text:c="6"/>\\ </text:p>
      <text:p text:style-name="P7"/>
      <text:p text:style-name="P20"/>
      <text:p text:style-name="P14"><text:s text:c="2"/><text:span text:style-name="T12">(___)</text:span> <text:s text:c="2"/></text:p>
      <text:p text:style-name="P14"><text:s text:c="2"/>('<text:span text:style-name="T12">8’)</text:span> <text:s text:c="2"/></text:p>
      <text:p text:style-name="P14">__( (_\__</text:p>
      <text:p text:style-name="P14">___””____</text:p>
      <text:p text:style-name="P14"><text:s text:c="6"/>\\ </text:p>
      <text:p text:style-name="P30"/>
      <text:p text:style-name="P30"><text:s text:c="2"/>___ <text:s text:c="11"/></text:p>
      <text:p text:style-name="P30"><text:span text:style-name="T25"><text:s/>S</text:span>_^ <text:span text:style-name="T25">) <text:s text:c="11"/></text:span></text:p>
      <text:p text:style-name="P30"><text:s/>/’ ) ) <text:s text:c="10"/></text:p>
      <text:p text:style-name="P30">/__/ \_<text:span text:style-name="T25">)</text:span>__.--._ <text:s text:c="2"/></text:p>
      <text:p text:style-name="P30"><text:s text:c="3"/><text:span text:style-name="T25">| <text:s text:c="8"/>| ) <text:s/></text:span></text:p>
      <text:p text:style-name="P30"><text:s text:c="3"/><text:span text:style-name="T25">\ <text:s/>)_.-\ <text:s/>/(, <text:s/></text:span></text:p>
      <text:p text:style-name="P32"><text:s text:c="4"/><text:span text:style-name="T25">\ | <text:s text:c="3"/>\ \ <text:s text:c="3"/></text:span></text:p>
      <text:p text:style-name="P42"><text:s text:c="4"/>/_/ <text:s text:c="3"/>/_/ <text:s text:c="3"/></text:p>
      <text:p text:style-name="P31"><text:s text:c="2"/></text:p>
      <text:p text:style-name="P31"><text:s text:c="6"/></text:p>
      <text:p text:style-name="P46"><text:s text:c="4"/>/\ <text:s text:c="20"/>_.---._</text:p>
      <text:p text:style-name="P7"><text:s text:c="3"/>/ <text:s/><text:span text:style-name="T4">\ <text:s text:c="17"/>_( <text:s text:c="6"/>)_</text:span></text:p>
      <text:p text:style-name="P6"><text:s text:c="3"/>/ <text:s/><text:span text:style-name="T4">\</text:span> <text:s text:c="7"/>/<text:span text:style-name="T4">\ <text:s text:c="6"/>( <text:s text:c="10"/>)</text:span></text:p>
      <text:p text:style-name="P6"><text:s text:c="2"/>/ <text:s text:c="3"/><text:span text:style-name="T4">\</text:span> <text:s text:c="5"/>/ <text:s/><text:span text:style-name="T4">\ <text:s text:c="4"/>( <text:s text:c="12"/>)</text:span></text:p>
      <text:p text:style-name="P6"><text:s text:c="2"/>/ <text:s text:c="3"/><text:span text:style-name="T4">\</text:span> <text:s text:c="5"/>/ <text:s/><text:span text:style-name="T4">\ <text:s text:c="4"/>( <text:s text:c="12"/>) <text:s text:c="17"/>_-( <text:s text:c="2"/></text:span></text:p>
      <text:p text:style-name="P6"><text:s/>/ <text:s text:c="5"/><text:span text:style-name="T4">\</text:span> <text:s text:c="3"/>/ <text:s text:c="3"/><text:span text:style-name="T4">\ <text:s text:c="4"/>(_ <text:s text:c="8"/>_) <text:s text:c="2"/>___ <text:s text:c="8"/>)-_ <text:s/>\_) __</text:span></text:p>
      <text:p text:style-name="P8"><text:s/>/ <text:s text:c="5"/><text:span text:style-name="T4">\ </text:span><text:s text:c="3"/>/ <text:s text:c="3"/><text:span text:style-name="T4">\ <text:s text:c="6"/>(_______) <text:s text:c="2"/>_( <text:s text:c="2"/>) <text:s text:c="3"/>__ (_/ __ <text:s/>)/_/ __</text:span></text:p>
      <text:p text:style-name="P6">/________<text:span text:style-name="T4">\ <text:s/></text:span>/______<text:span text:style-name="T4">\ <text:s text:c="7"/>\ V / <text:s text:c="3"/>( <text:s text:c="5"/>) <text:s text:c="2"/>\_\( <text:s text:c="2"/>\_\( <text:s text:c="3"/>/_/</text:span></text:p>
      <text:p text:style-name="P6">____<text:span text:style-name="T4">||______</text:span>___<text:span text:style-name="T4">||___________|___\___(________)______)______)__(____</text:span></text:p>
      <text:p text:style-name="P6"/>
      <text:p text:style-name="P6"><text:s text:c="21"/>_</text:p>
      <text:p text:style-name="P6"><text:s text:c="21"/>H <text:s text:c="3"/>_</text:p>
      <text:p text:style-name="P43"><text:s text:c="3"/>. <text:s text:c="9"/>.--. <text:s/><text:span text:style-name="T33">/</text:span><text:span text:style-name="T3">~</text:span><text:span text:style-name="T33">\</text:span> <text:s text:c="2"/>H <text:s text:c="9"/>_____</text:p>
      <text:p text:style-name="P9"><text:s text:c="2"/>/_<text:span text:style-name="T10">\</text:span> <text:s text:c="2"/><text:span text:style-name="T9"><text:s text:c="6"/></text:span><text:span text:style-name="T33">|</text:span>~~<text:span text:style-name="T33">|</text:span><text:span text:style-name="T9">| </text:span><text:span text:style-name="T33">| |</text:span><text:span text:style-name="T9"> <text:s/>/</text:span>~<text:span text:style-name="T9">\ <text:s/>\</text:span>~/ <text:s text:c="2"/><text:span text:style-name="T11">( <text:s/>) <text:s/>) <text:s text:c="4"/>)( <text:s text:c="7"/>sSs <text:s text:c="3"/></text:span></text:p>
      <text:p text:style-name="P44"><text:span text:style-name="T10">S</text:span>(___)7 <text:s/><text:span text:style-name="T10">C\_/</text:span> <text:span text:style-name="T33">|__|</text:span>’ <text:span text:style-name="T33">|_|</text:span> (___) _<text:span text:style-name="T10">Y_ <text:s text:c="2"/>|__|__| <text:s text:c="3"/>(__) <text:s text:c="2"/>===\___/</text:span></text:p>
      <text:p text:style-name="P44"><text:s/>_</text:p>
      <text:p text:style-name="P27">($)</text:p>
      <text:p text:style-name="P27"><text:s/>_ <text:s text:c="2"/>_</text:p>
      <text:p text:style-name="P27"><text:s/>H <text:s text:c="2"/><text:span text:style-name="T34">H</text:span> </text:p>
      <text:p text:style-name="P27">(_) [_]</text:p>
      <text:p text:style-name="P37"><text:s/>________ <text:s text:c="8"/></text:p>
      <text:p text:style-name="P38">(________) <text:s text:c="7"/></text:p>
      <text:p text:style-name="P38"><text:s/>(______) <text:s text:c="8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9"/></text:p>
      <text:p text:style-name="P38"><text:s text:c="2"/>|||||| <text:s text:c="8"/>_ <text:s text:c="2"/>_ <text:s text:c="2"/>_ <text:s text:c="2"/>_ <text:s/></text:p>
      <text:p text:style-name="P38"><text:s text:c="2"/>|||||| <text:s text:c="7"/><text:span text:style-name="T27">|_|_|_|_|_|_|_|</text:span> <text:s/></text:p>
      <text:p text:style-name="P38"><text:s text:c="2"/>|||||| <text:s text:c="7"/><text:span text:style-name="T27">|_|___|___|___|</text:span> <text:s/></text:p>
      <text:p text:style-name="P38"><text:s text:c="2"/>|||||| <text:s text:c="7"/><text:span text:style-name="T27">|___|___|___|_|</text:span> <text:s/></text:p>
      <text:p text:style-name="P38"><text:s/>(______) <text:s text:c="6"/><text:span text:style-name="T27">|_|___|___|___|</text:span> </text:p>
      <text:p text:style-name="P38">(________) <text:s text:c="5"/><text:span text:style-name="T27">|___|___|___|_|</text:span></text:p>
      <text:p text:style-name="P38"/>
      <text:p text:style-name="P38"/>
      <text:p text:style-name="P26"/>
      <text:p text:style-name="P26"/>
      <text:p text:style-name="P26"/>
      <text:p text:style-name="P26"/>
      <text:p text:style-name="P47">O========<text:span text:style-name="T21">==========================</text:span>0 <text:s text:c="5"/></text:p>
      <text:p text:style-name="P39">| <text:span text:style-name="T21">Move with</text:span> <text:span text:style-name="T21">WASD or the arrow keys | <text:s text:c="5"/></text:span></text:p>
      <text:p text:style-name="P28">| <text:s text:c="6"/>___ <text:s text:c="13"/>___ <text:s text:c="6"/>| <text:s text:c="5"/></text:p>
      <text:p text:style-name="P28">| <text:s text:c="2"/>___|_W_|___ <text:s text:c="5"/>___|_^_|___ <text:s text:c="2"/>| <text:s text:c="5"/></text:p>
      <text:p text:style-name="P28">| <text:s/>|_A_|_S_|_D_| <text:s text:c="3"/>|_&lt;_|_v_|_&gt;_| <text:s/>| <text:s text:c="35"/>| <text:s text:c="33"/><text:span text:style-name="T23">| <text:s text:c="5"/></text:span></text:p>
      <text:p text:style-name="P28">0==================================0</text:p>
      <text:p text:style-name="P28"/>
      <text:p text:style-name="P28"/>
      <text:p text:style-name="P28"><text:span text:style-name="T23">0==========0</text:span> </text:p>
      <text:p text:style-name="P28">| <text:s/>_-( <text:s text:c="4"/>| <text:s text:c="4"/></text:p>
      <text:p text:style-name="P40">| <text:s text:c="2"/>\_) __ | <text:s text:c="3"/></text:p>
      <text:p text:style-name="P40">| __ <text:s/>)/_/ |</text:p>
      <text:p text:style-name="P28"><text:span text:style-name="T23">| \_\( <text:s text:c="4"/></text:span>| </text:p>
      <text:p text:style-name="P40">|-----)----|</text:p>
      <text:p text:style-name="P40">0==========0</text:p>
      <text:p text:style-name="P28"/>
      <text:p text:style-name="P28"><text:s/>______________</text:p>
      <text:p text:style-name="P36">(,\ <text:s text:c="11"/>\</text:p>
      <text:p text:style-name="P36"><text:s text:c="2"/>| <text:s text:c="11"/>|</text:p>
      <text:p text:style-name="P36"><text:s text:c="2"/><text:span text:style-name="T27">| Pause and <text:s/>|</text:span></text:p>
      <text:p text:style-name="P36"><text:s text:c="2"/>| <text:s/><text:span text:style-name="T27">open</text:span> the <text:s/>|</text:p>
      <text:p text:style-name="P34"><text:span text:style-name="T26"><text:s text:c="2"/>| </text:span>menu <text:span text:style-name="T27">using</text:span> <text:span text:style-name="T26">|</text:span></text:p>
      <text:p text:style-name="P34"><text:span text:style-name="T26"><text:s text:c="2"/>| <text:s text:c="2"/></text:span>M or P <text:s text:c="2"/><text:span text:style-name="T26">|</text:span></text:p>
      <text:p text:style-name="P34"><text:span text:style-name="T26"><text:s text:c="2"/>| </text:span><text:s/>___ <text:s/>___ <text:s/><text:span text:style-name="T26">|</text:span></text:p>
      <text:p text:style-name="P36"><text:s text:c="2"/>| | <text:span text:style-name="T27">M</text:span> || P | |</text:p>
      <text:p text:style-name="P36"><text:s text:c="2"/>| '---’’---’ |</text:p>
      <text:p text:style-name="P36"><text:s text:c="2"/>| ___________|_</text:p>
      <text:p text:style-name="P36"><text:s text:c="2"/>\’)____________)</text:p>
      <text:p text:style-name="P36"/>
      <text:p text:style-name="P28"><text:s text:c="4"/>____ <text:s text:c="2"/>__________ <text:s text:c="2"/>____</text:p>
      <text:p text:style-name="P28">0<text:span text:style-name="T22">==| <text:s text:c="3"/>|=| </text:span><text:s text:c="9"/>|<text:span text:style-name="T22">=| <text:s text:c="3"/>|</text:span>==0</text:p>
      <text:p text:style-name="P28"><text:s text:c="3"/><text:span text:style-name="T22">| <text:s text:c="3"/>| </text:span>| Interact <text:span text:style-name="T22">| | <text:s text:c="3"/>|</text:span></text:p>
      <text:p text:style-name="P28"><text:s text:c="3"/><text:span text:style-name="T22">| <text:s text:c="3"/>| </text:span>| with X,<text:span text:style-name="T22">Z | | <text:s text:c="3"/>|</text:span></text:p>
      <text:p text:style-name="P28"><text:s text:c="3"/><text:span text:style-name="T22">| <text:s text:c="3"/>| </text:span>| or SPACE <text:span text:style-name="T22">| | <text:s text:c="3"/>|</text:span></text:p>
      <text:p text:style-name="P28"><text:span text:style-name="T22"><text:s text:c="3"/>| <text:s text:c="3"/>| | ___ <text:s/>___ | | <text:s text:c="3"/>|</text:span> <text:s text:c="2"/></text:p>
      <text:p text:style-name="P41"><text:s text:c="3"/>| <text:s text:c="3"/>| || X || Z || | <text:s text:c="3"/>|</text:p>
      <text:p text:style-name="P41"><text:s text:c="3"/>| <text:s text:c="3"/>| |’---’’---’| | <text:s text:c="3"/>|</text:p>
      <text:p text:style-name="P41"><text:s text:c="3"/>| <text:s text:c="3"/>| | ________ | | <text:s text:c="3"/>|</text:p>
      <text:p text:style-name="P41"><text:s text:c="3"/>| /\ | ||spacebar|| | /\ |</text:p>
      <text:p text:style-name="P41"><text:s text:c="3"/>|//\\| |’--------’| |//\\|</text:p>
      <text:p text:style-name="P41"><text:s text:c="3"/>|/ <text:s/>\| | /\ <text:s text:c="3"/>/\ | |/ <text:s/>\|</text:p>
      <text:p text:style-name="P41"><text:s text:c="10"/>|//\\ <text:s/>//\\|</text:p>
      <text:p text:style-name="P41"><text:s text:c="10"/>|/ <text:s/>\\// <text:s/>\|</text:p>
      <text:p text:style-name="P28"><text:s text:c="15"/><text:span text:style-name="T22">\/</text:span></text:p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4T22:55:33.559865243</meta:creation-date>
    <dc:date>2021-03-03T13:12:16.723387650</dc:date>
    <meta:editing-duration>PT3H26M48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6" meta:paragraph-count="192" meta:word-count="621" meta:character-count="4787" meta:non-whitespace-character-count="2081"/>
  </office:meta>
</office:document-meta>
</file>